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F0" style:family="paragraph">
      <style:paragraph-properties fo:break-before="page" style:page-number="auto"/>
    </style:style>
    <style:style style:name="P2" style:parent-style-name="Bezodstępów" style:family="paragraph">
      <style:paragraph-properties fo:text-align="end"/>
    </style:style>
    <style:style style:name="T3" style:parent-style-name="Domyślnaczcionkaakapitu" style:family="text">
      <style:text-properties fo:color="#595959" fo:font-size="14pt" style:font-size-asian="14pt" style:font-size-complex="14pt"/>
    </style:style>
    <style:style style:name="P4" style:parent-style-name="Bezodstępów" style:family="paragraph">
      <style:paragraph-properties fo:text-align="end"/>
    </style:style>
    <style:style style:name="T5" style:parent-style-name="Domyślnaczcionkaakapitu" style:family="text">
      <style:text-properties fo:color="#595959" fo:font-size="9pt" style:font-size-asian="9pt" style:font-size-complex="9pt"/>
    </style:style>
    <style:style style:name="P6" style:parent-style-name="Normalny" style:family="paragraph">
      <style:paragraph-properties fo:text-align="end"/>
    </style:style>
    <style:style style:name="T7" style:parent-style-name="Domyślnaczcionkaakapitu" style:family="text">
      <style:text-properties fo:text-transform="uppercase" fo:color="#4472C4" fo:font-size="32pt" style:font-size-asian="32pt" style:font-size-complex="32pt"/>
    </style:style>
    <style:style style:name="P8" style:parent-style-name="Normalny" style:family="paragraph">
      <style:paragraph-properties fo:text-align="end"/>
    </style:style>
    <style:style style:name="T9" style:parent-style-name="Domyślnaczcionkaakapitu" style:family="text">
      <style:text-properties fo:color="#404040" fo:font-size="18pt" style:font-size-asian="18pt" style:font-size-complex="18pt"/>
    </style:style>
    <style:style style:name="P10" style:parent-style-name="Normalny" style:family="paragraph">
      <style:paragraph-properties fo:break-before="page"/>
    </style:style>
    <style:style style:name="T11" style:parent-style-name="Domyślnaczcionkaakapitu" style:family="text">
      <style:text-properties fo:font-weight="bold" style:font-weight-asian="bold" style:font-weight-complex="bold"/>
    </style:style>
    <style:style style:name="P12" style:parent-style-name="Normalny" style:family="paragraph">
      <style:paragraph-properties fo:break-before="page"/>
    </style:style>
    <style:style style:family="graphic" style:name="a0">
      <style:graphic-properties draw:fill="solid" draw:fill-color="#4472c4" draw:opacity="100%" draw:stroke="none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upa 149" draw:id="id2" draw:style-name="a3" text:anchor-type="paragraph"><svg:title/><svg:desc/><draw:custom-shape svg:x="0.24375in" svg:y="0.26875in" svg:width="7.77917in" svg:height="1.31287in" draw:id="id0" draw:style-name="a0" draw:name="Prostokąt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1" draw:style-name="a2" draw:name="Prostokąt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Pole tekstowe 152" text:anchor-type="paragraph" svg:x="0.24375in" svg:y="9.56458in" svg:width="7.78056in" svg:height="1.06667in" style:rel-width="scale" style:rel-height="scale"><draw:text-box><text:p text:style-name="P2"><text:span text:style-name="T3">Maciej Kryca</text:span></text:p><text:p text:style-name="P4"><text:span text:style-name="T5">Maciej.kryca@gmail.com</text:span></text:p></draw:text-box><svg:title/><svg:desc/></draw:frame><draw:frame draw:z-index="251659264" draw:id="id4" draw:style-name="a5" draw:name="Pole tekstowe 154" text:anchor-type="paragraph" svg:x="0.24375in" svg:y="3.50764in" svg:width="7.78056in" svg:height="4.2375in" style:rel-width="scale" style:rel-height="scale"><draw:text-box><text:p text:style-name="P6"><text:span text:style-name="T7">Wymagania funkcjonalne</text:span></text:p><text:p text:style-name="P8"><text:span text:style-name="T9">MyOneNote</text:span></text:p></draw:text-box><svg:title/><svg:desc/></draw:frame></text:p>
      <text:p text:style-name="P10"/>
      <text:p text:style-name="Nagłówekspisutreści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Normalny"><text:span text:style-name="T11">Nie znaleziono żadnych pozycji spisu treści.</text:span></text:p>
        </text:index-body>
      </text:table-of-content>
      <text:p text:style-name="Normalny"/>
      <text:p text:style-name="Normalny"/>
      <text:p text:style-name="P12"/>
      <text:soft-page-break/>
      <text:h text:style-name="Nagłówek1" text:outline-level="1">Cel dokumentu</text:h>
      <text:p text:style-name="Normalny">Niniejszy dokument prezentuje wymagania dotyczące oprogramowania, czyli opisuje funkcjonalność budowanego oprogramowania i warunki, jakie ono musi spełniać. Dokument ten został napisany z myślą o odbiorcach projektu, projektantach i programistach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3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border-top="none" fo:border-left="0.0208in solid #ED7D31" fo:border-bottom="none" fo:border-right="none" fo:padding-top="0in" fo:padding-left="0.1666in" fo:padding-bottom="0in" fo:padding-right="0in" style:shadow="none" fo:margin-top="0.0555in" fo:margin-bottom="0.0555in" fo:line-height="100%"/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833in" fo:margin-bottom="0in" fo:line-height="100%"/>
      <style:text-properties style:font-name="Calibri Light" style:font-name-asian="Times New Roman" style:font-name-complex="Times New Roman" fo:font-size="18pt" style:font-size-asian="18pt" style:font-size-complex="18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text-transform="uppercase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ize="12pt" style:font-size-asian="12pt" style:font-size-complex="12pt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595959" fo:font-size="12pt" style:font-size-asian="12pt" style:font-size-complex="12pt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text-transform="uppercase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text-transform="uppercase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Bezodstępów" style:display-name="Bez odstępów" style:family="paragraph">
      <style:paragraph-properties fo:margin-bottom="0in" fo:line-height="100%"/>
      <style:text-properties fo:hyphenate="false"/>
    </style:style>
    <style:style style:name="BezodstępówZnak" style:display-name="Bez odstępów Znak" style:family="text" style:parent-style-name="Domyślnaczcionkaakapitu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/>
    </style:style>
    <style:style style:name="Nagłówekspisutreści" style:display-name="Nagłówek spisu treści" style:family="paragraph" style:parent-style-name="Nagłówek1" style:next-style-name="Normalny">
      <style:text-properties fo:hyphenate="false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font-size="18pt" style:font-size-asian="18pt" style:font-size-complex="18pt"/>
    </style:style>
    <style:style style:name="Nagłówek3Znak" style:display-name="Nagłówek 3 Znak" style:family="text" style:parent-style-name="Domyślnaczcionkaakapitu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Nagłówek5Znak" style:display-name="Nagłówek 5 Znak" style:family="text" style:parent-style-name="Domyślnaczcionkaakapitu">
      <style:text-properties style:font-name="Calibri Light" style:font-name-asian="Times New Roman" style:font-name-complex="Times New Roman" fo:font-size="12pt" style:font-size-asian="12pt" style:font-size-complex="12pt"/>
    </style:style>
    <style:style style:name="Nagłówek6Znak" style:display-name="Nagłówek 6 Znak" style:family="text" style:parent-style-name="Domyślnaczcionkaakapitu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Nagłówek7Znak" style:display-name="Nagłówek 7 Znak" style:family="text" style:parent-style-name="Domyślnaczcionkaakapitu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Nagłówek8Znak" style:display-name="Nagłówek 8 Znak" style:family="text" style:parent-style-name="Domyślnaczcionkaakapitu">
      <style:text-properties style:font-name="Calibri Light" style:font-name-asian="Times New Roman" style:font-name-complex="Times New Roman" fo:text-transform="uppercase"/>
    </style:style>
    <style:style style:name="Nagłówek9Znak" style:display-name="Nagłówek 9 Znak" style:family="text" style:parent-style-name="Domyślnaczcionkaakapitu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Legenda" style:display-name="Legenda" style:family="paragraph" style:parent-style-name="Normalny" style:next-style-name="Normalny">
      <style:paragraph-properties fo:line-height="100%"/>
      <style:text-properties fo:font-weight="bold" style:font-weight-asian="bold" style:font-weight-complex="bold" fo:color="#ED7D31" fo:letter-spacing="0.0069in" fo:font-size="8pt" style:font-size-asian="8pt" style:font-size-complex="8pt" fo:hyphenate="false"/>
    </style:style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/>
    </style:style>
    <style:style style:name="Podtytuł" style:display-name="Podtytuł" style:family="paragraph" style:parent-style-name="Normalny" style:next-style-name="Normalny">
      <style:paragraph-properties fo:margin-bottom="0.1666in"/>
      <style:text-properties fo:color="#000000" fo:font-size="12pt" style:font-size-asian="12pt" style:font-size-complex="12pt" fo:hyphenate="false"/>
    </style:style>
    <style:style style:name="PodtytułZnak" style:display-name="Podtytuł Znak" style:family="text" style:parent-style-name="Domyślnaczcionkaakapitu">
      <style:text-properties fo:color="#000000" fo:font-size="12pt" style:font-size-asian="12pt" style:font-size-complex="12pt"/>
    </style:style>
    <style:style style:name="Pogrubienie" style:display-name="Pogrubienie" style:family="text" style:parent-style-name="Domyślnaczcionkaakapitu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Uwydatnienie" style:display-name="Uwydatnienie" style:family="text" style:parent-style-name="Domyślnaczcionkaakapitu">
      <style:text-properties style:font-name="Calibri" style:font-name-asian="Times New Roman" style:font-name-complex="Times New Roman" fo:font-style="italic" style:font-style-asian="italic" style:font-style-complex="italic" fo:color="#C45911" fo:font-size="10pt" style:font-size-asian="10pt" style:font-size-complex="10pt"/>
    </style:style>
    <style:style style:name="Cytat" style:display-name="Cytat" style:family="paragraph" style:parent-style-name="Normalny" style:next-style-name="Normalny">
      <style:paragraph-properties fo:margin-top="0.1111in" fo:margin-left="0.5in">
        <style:tab-stops/>
      </style:paragraph-properties>
      <style:text-properties style:font-name="Calibri Light" style:font-name-asian="Times New Roman" style:font-name-complex="Times New Roman" fo:font-size="12pt" style:font-size-asian="12pt" style:font-size-complex="12pt" fo:hyphenate="false"/>
    </style:style>
    <style:style style:name="CytatZnak" style:display-name="Cytat Znak" style:family="text" style:parent-style-name="Domyślnaczcionkaakapitu">
      <style:text-properties style:font-name="Calibri Light" style:font-name-asian="Times New Roman" style:font-name-complex="Times New Roman" fo:font-size="12pt" style:font-size-asian="12pt" style:font-size-complex="12pt"/>
    </style:style>
    <style:style style:name="Cytatintensywny" style:display-name="Cytat intensywny" style:family="paragraph" style:parent-style-name="Normalny" style:next-style-name="Normalny">
      <style:paragraph-properties fo:text-align="center" fo:margin-top="0.0694in" fo:margin-bottom="0.1666in" fo:margin-left="0.65in" fo:margin-right="0.65in">
        <style:tab-stops/>
      </style:paragraph-properties>
      <style:text-properties style:font-name="Calibri Light" style:font-name-asian="Times New Roman" style:font-name-complex="Times New Roman" fo:text-transform="uppercase" fo:color="#C45911" fo:letter-spacing="0.0069in" fo:font-size="14pt" style:font-size-asian="14pt" style:font-size-complex="14pt" fo:hyphenate="false"/>
    </style:style>
    <style:style style:name="CytatintensywnyZnak" style:display-name="Cytat intensywny Znak" style:family="text" style:parent-style-name="Domyślnaczcionkaakapitu">
      <style:text-properties style:font-name="Calibri Light" style:font-name-asian="Times New Roman" style:font-name-complex="Times New Roman" fo:text-transform="uppercase" fo:color="#C45911" fo:letter-spacing="0.0069in" fo:font-size="14pt" style:font-size-asian="14pt" style:font-size-complex="14pt"/>
    </style:style>
    <style:style style:name="Wyróżnieniedelikatne" style:display-name="Wyróżnienie delikatne" style:family="text" style:parent-style-name="Domyślnaczcionkaakapitu">
      <style:text-properties fo:font-style="italic" style:font-style-asian="italic" style:font-style-complex="italic" style:use-window-font-color="true"/>
    </style:style>
    <style:style style:name="Wyróżnienieintensywne" style:display-name="Wyróżnienie intensywne" style:family="text" style:parent-style-name="Domyślnaczcionkaakapitu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C45911" fo:letter-spacing="normal" style:text-scale="100%" style:text-position="0% 100%" fo:font-size="10pt" style:font-size-asian="10pt" style:font-size-complex="10pt"/>
    </style:style>
    <style:style style:name="Odwołaniedelikatne" style:display-name="Odwołanie delikatne" style:family="text" style:parent-style-name="Domyślnaczcionkaakapitu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Odwołanieintensywne" style:display-name="Odwołanie intensywne" style:family="text" style:parent-style-name="Domyślnaczcionkaakapitu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/>
    </style:style>
    <style:style style:name="Tytułksiążki" style:display-name="Tytuł książki" style:family="text" style:parent-style-name="Domyślnaczcionkaakapitu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1.png" xlink:show="embed" xlink:actuate="onLoad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Wymagania funkcjonalne</dc:title>
    <dc:description/>
    <dc:subject>MyOneNote</dc:subject>
    <meta:initial-creator>Maciej Kryca</meta:initial-creator>
    <dc:creator>Maciej Kryca</dc:creator>
    <meta:creation-date>2017-03-12T21:35:00Z</meta:creation-date>
    <dc:date>2017-03-12T21:45:00Z</dc:date>
    <meta:template xlink:href="Normal" xlink:type="simple"/>
    <meta:editing-cycles>1</meta:editing-cycles>
    <meta:editing-duration>PT360S</meta:editing-duration>
    <meta:document-statistic meta:page-count="3" meta:paragraph-count="1" meta:word-count="51" meta:character-count="357" meta:row-count="2" meta:non-whitespace-character-count="307"/>
  </office:meta>
</office:document-meta>
</file>